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96pt"/>
    </style:style>
    <style:style style:name="co2" style:family="table-column">
      <style:table-column-properties fo:break-before="auto" style:column-width="37.84pt"/>
    </style:style>
    <style:style style:name="co3" style:family="table-column">
      <style:table-column-properties fo:break-before="auto" style:column-width="28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18.71pt"/>
    </style:style>
    <style:style style:name="co7" style:family="table-column">
      <style:table-column-properties fo:break-before="auto" style:column-width="31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pt"/>
      <style:text-properties fo:color="#158466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pt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obbyFischer vs BorisSpassky 1992-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3</text:p>
          </table:table-cell>
          <table:table-cell office:value-type="string" calcext:value-type="string">
            <text:p>Nc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ge2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xd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xd4</text:p>
          </table:table-cell>
          <table:table-cell office:value-type="string" calcext:value-type="string">
            <text:p>e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Nf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d2</text:p>
          </table:table-cell>
          <table:table-cell office:value-type="string" calcext:value-type="string">
            <text:p>Be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-O-O</text:p>
          </table:table-cell>
          <table:table-cell office:value-type="string" calcext:value-type="string">
            <text:p>O-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Nxd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xd4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Nd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a4</text:p>
          </table:table-cell>
          <table:table-cell office:value-type="string" calcext:value-type="string">
            <text:p>Bb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b6</text:p>
          </table:table-cell>
          <table:table-cell office:value-type="string" calcext:value-type="string">
            <text:p>Rb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xd7</text:p>
          </table:table-cell>
          <table:table-cell office:value-type="string" calcext:value-type="string">
            <text:p>Qxd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b1</text:p>
          </table:table-cell>
          <table:table-cell office:value-type="string" calcext:value-type="string">
            <text:p>Qc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d3</text:p>
          </table:table-cell>
          <table:table-cell office:value-type="string" calcext:value-type="string">
            <text:p>Bc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Be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dg1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Bf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xh7+</text:p>
          </table:table-cell>
          <table:table-cell office:value-type="string" calcext:value-type="string">
            <text:p>Kh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g5</text:p>
          </table:table-cell>
          <table:table-cell office:value-type="string" calcext:value-type="string">
            <text:p>Qe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g3</text:p>
          </table:table-cell>
          <table:table-cell office:value-type="string" calcext:value-type="string">
            <text:p>Bxg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xg5</text:p>
          </table:table-cell>
          <table:table-cell office:value-type="string" calcext:value-type="string">
            <text:p>Qf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hg1</text:p>
          </table:table-cell>
          <table:table-cell office:value-type="string" calcext:value-type="string">
            <text:p>Qxf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xg7</text:p>
          </table:table-cell>
          <table:table-cell office:value-type="string" calcext:value-type="string">
            <text:p>Qf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xb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xb3</text:p>
          </table:table-cell>
          <table:table-cell office:value-type="string" calcext:value-type="string">
            <text:p>Rfd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g2</text:p>
          </table:table-cell>
          <table:table-cell office:value-type="string" calcext:value-type="string">
            <text:p>Rf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g8+</text:p>
          </table:table-cell>
          <table:table-cell office:value-type="string" calcext:value-type="string">
            <text:p>Kxh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g7+</text:p>
          </table:table-cell>
          <table:table-cell office:value-type="string" calcext:value-type="string">
            <text:p>Kh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1-0</text:p>
          </table:table-cell>
        </table:table-row>
      </table:table>
      <table:table table:name="BobbyFischer vs BorisSpassky 1992-7-2" table:style-name="ta1">
        <table:table-column table:style-name="co1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formula="of:=[$'BobbyFischer vs BorisSpassky 1992-7'.B1]" office:value-type="string" office:string-value="e4" calcext:value-type="string">
            <text:p>e4</text:p>
          </table:table-cell>
          <table:table-cell table:style-name="ce4" table:formula="of:=[$'BobbyFischer vs BorisSpassky 1992-7'.C1]" office:value-type="string" office:string-value="c5" calcext:value-type="string">
            <text:p>c5</text:p>
          </table:table-cell>
          <table:table-cell table:style-name="ce1" office:value-type="float" office:value="21" calcext:value-type="float">
            <text:p>21</text:p>
          </table:table-cell>
          <table:table-cell table:style-name="ce3" table:formula="of:=[$'BobbyFischer vs BorisSpassky 1992-7'.B21]" office:value-type="string" office:string-value="Rdg1" calcext:value-type="string">
            <text:p>Rdg1</text:p>
          </table:table-cell>
          <table:table-cell table:style-name="ce4" table:formula="of:=[$'BobbyFischer vs BorisSpassky 1992-7'.C21]" office:value-type="string" office:string-value="a5" calcext:value-type="string">
            <text:p>a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table:formula="of:=[$'BobbyFischer vs BorisSpassky 1992-7'.B2]" office:value-type="string" office:string-value="Nc3" calcext:value-type="string">
            <text:p>Nc3</text:p>
          </table:table-cell>
          <table:table-cell table:style-name="ce4" table:formula="of:=[$'BobbyFischer vs BorisSpassky 1992-7'.C2]" office:value-type="string" office:string-value="Nc6" calcext:value-type="string">
            <text:p>Nc6</text:p>
          </table:table-cell>
          <table:table-cell table:style-name="ce1" office:value-type="float" office:value="22" calcext:value-type="float">
            <text:p>22</text:p>
          </table:table-cell>
          <table:table-cell table:style-name="ce3" table:formula="of:=[$'BobbyFischer vs BorisSpassky 1992-7'.B22]" office:value-type="string" office:string-value="g6" calcext:value-type="string">
            <text:p>g6</text:p>
          </table:table-cell>
          <table:table-cell table:style-name="ce4" table:formula="of:=[$'BobbyFischer vs BorisSpassky 1992-7'.C22]" office:value-type="string" office:string-value="Bf6" calcext:value-type="string">
            <text:p>Bf6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formula="of:=[$'BobbyFischer vs BorisSpassky 1992-7'.B3]" office:value-type="string" office:string-value="Nge2" calcext:value-type="string">
            <text:p>Nge2</text:p>
          </table:table-cell>
          <table:table-cell table:style-name="ce4" table:formula="of:=[$'BobbyFischer vs BorisSpassky 1992-7'.C3]" office:value-type="string" office:string-value="d6" calcext:value-type="string">
            <text:p>d6</text:p>
          </table:table-cell>
          <table:table-cell table:style-name="ce1" office:value-type="float" office:value="23" calcext:value-type="float">
            <text:p>23</text:p>
          </table:table-cell>
          <table:table-cell table:style-name="ce3" table:formula="of:=[$'BobbyFischer vs BorisSpassky 1992-7'.B23]" office:value-type="string" office:string-value="gxh7+" calcext:value-type="string">
            <text:p>gxh7+</text:p>
          </table:table-cell>
          <table:table-cell table:style-name="ce4" table:formula="of:=[$'BobbyFischer vs BorisSpassky 1992-7'.C23]" office:value-type="string" office:string-value="Kh8" calcext:value-type="string">
            <text:p>Kh8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formula="of:=[$'BobbyFischer vs BorisSpassky 1992-7'.B4]" office:value-type="string" office:string-value="d4" calcext:value-type="string">
            <text:p>d4</text:p>
          </table:table-cell>
          <table:table-cell table:style-name="ce4" table:formula="of:=[$'BobbyFischer vs BorisSpassky 1992-7'.C4]" office:value-type="string" office:string-value="cxd4" calcext:value-type="string">
            <text:p>cxd4</text:p>
          </table:table-cell>
          <table:table-cell table:style-name="ce1" office:value-type="float" office:value="24" calcext:value-type="float">
            <text:p>24</text:p>
          </table:table-cell>
          <table:table-cell table:style-name="ce3" table:formula="of:=[$'BobbyFischer vs BorisSpassky 1992-7'.B24]" office:value-type="string" office:string-value="Bg5" calcext:value-type="string">
            <text:p>Bg5</text:p>
          </table:table-cell>
          <table:table-cell table:style-name="ce4" table:formula="of:=[$'BobbyFischer vs BorisSpassky 1992-7'.C24]" office:value-type="string" office:string-value="Qe7" calcext:value-type="string">
            <text:p>Qe7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formula="of:=[$'BobbyFischer vs BorisSpassky 1992-7'.B5]" office:value-type="string" office:string-value="Nxd4" calcext:value-type="string">
            <text:p>Nxd4</text:p>
          </table:table-cell>
          <table:table-cell table:style-name="ce4" table:formula="of:=[$'BobbyFischer vs BorisSpassky 1992-7'.C5]" office:value-type="string" office:string-value="e6" calcext:value-type="string">
            <text:p>e6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[$'BobbyFischer vs BorisSpassky 1992-7'.B25]" office:value-type="string" office:string-value="Rg3" calcext:value-type="string">
            <text:p>Rg3</text:p>
          </table:table-cell>
          <table:table-cell table:style-name="ce4" table:formula="of:=[$'BobbyFischer vs BorisSpassky 1992-7'.C25]" office:value-type="string" office:string-value="Bxg5" calcext:value-type="string">
            <text:p>Bxg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formula="of:=[$'BobbyFischer vs BorisSpassky 1992-7'.B6]" office:value-type="string" office:string-value="Be3" calcext:value-type="string">
            <text:p>Be3</text:p>
          </table:table-cell>
          <table:table-cell table:style-name="ce4" table:formula="of:=[$'BobbyFischer vs BorisSpassky 1992-7'.C6]" office:value-type="string" office:string-value="Nf6" calcext:value-type="string">
            <text:p>Nf6</text:p>
          </table:table-cell>
          <table:table-cell table:style-name="ce1" office:value-type="float" office:value="26" calcext:value-type="float">
            <text:p>26</text:p>
          </table:table-cell>
          <table:table-cell table:style-name="ce3" table:formula="of:=[$'BobbyFischer vs BorisSpassky 1992-7'.B26]" office:value-type="string" office:string-value="Rxg5" calcext:value-type="string">
            <text:p>Rxg5</text:p>
          </table:table-cell>
          <table:table-cell table:style-name="ce4" table:formula="of:=[$'BobbyFischer vs BorisSpassky 1992-7'.C26]" office:value-type="string" office:string-value="Qf6" calcext:value-type="string">
            <text:p>Qf6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table:formula="of:=[$'BobbyFischer vs BorisSpassky 1992-7'.B7]" office:value-type="string" office:string-value="Qd2" calcext:value-type="string">
            <text:p>Qd2</text:p>
          </table:table-cell>
          <table:table-cell table:style-name="ce4" table:formula="of:=[$'BobbyFischer vs BorisSpassky 1992-7'.C7]" office:value-type="string" office:string-value="Be7" calcext:value-type="string">
            <text:p>Be7</text:p>
          </table:table-cell>
          <table:table-cell table:style-name="ce1" office:value-type="float" office:value="27" calcext:value-type="float">
            <text:p>27</text:p>
          </table:table-cell>
          <table:table-cell table:style-name="ce3" table:formula="of:=[$'BobbyFischer vs BorisSpassky 1992-7'.B27]" office:value-type="string" office:string-value="Rhg1" calcext:value-type="string">
            <text:p>Rhg1</text:p>
          </table:table-cell>
          <table:table-cell table:style-name="ce4" table:formula="of:=[$'BobbyFischer vs BorisSpassky 1992-7'.C27]" office:value-type="string" office:string-value="Qxf3" calcext:value-type="string">
            <text:p>Qxf3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formula="of:=[$'BobbyFischer vs BorisSpassky 1992-7'.B8]" office:value-type="string" office:string-value="f3" calcext:value-type="string">
            <text:p>f3</text:p>
          </table:table-cell>
          <table:table-cell table:style-name="ce4" table:formula="of:=[$'BobbyFischer vs BorisSpassky 1992-7'.C8]" office:value-type="string" office:string-value="a6" calcext:value-type="string">
            <text:p>a6</text:p>
          </table:table-cell>
          <table:table-cell table:style-name="ce1" office:value-type="float" office:value="28" calcext:value-type="float">
            <text:p>28</text:p>
          </table:table-cell>
          <table:table-cell table:style-name="ce3" table:formula="of:=[$'BobbyFischer vs BorisSpassky 1992-7'.B28]" office:value-type="string" office:string-value="Rxg7" calcext:value-type="string">
            <text:p>Rxg7</text:p>
          </table:table-cell>
          <table:table-cell table:style-name="ce4" table:formula="of:=[$'BobbyFischer vs BorisSpassky 1992-7'.C28]" office:value-type="string" office:string-value="Qf6" calcext:value-type="string">
            <text:p>Qf6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table:formula="of:=[$'BobbyFischer vs BorisSpassky 1992-7'.B9]" office:value-type="string" office:string-value="O-O-O" calcext:value-type="string">
            <text:p>O-O-O</text:p>
          </table:table-cell>
          <table:table-cell table:style-name="ce4" table:formula="of:=[$'BobbyFischer vs BorisSpassky 1992-7'.C9]" office:value-type="string" office:string-value="O-O" calcext:value-type="string">
            <text:p>O-O</text:p>
          </table:table-cell>
          <table:table-cell table:style-name="ce1" office:value-type="float" office:value="29" calcext:value-type="float">
            <text:p>29</text:p>
          </table:table-cell>
          <table:table-cell table:style-name="ce3" table:formula="of:=[$'BobbyFischer vs BorisSpassky 1992-7'.B29]" office:value-type="string" office:string-value="h6" calcext:value-type="string">
            <text:p>h6</text:p>
          </table:table-cell>
          <table:table-cell table:style-name="ce4" table:formula="of:=[$'BobbyFischer vs BorisSpassky 1992-7'.C29]" office:value-type="string" office:string-value="a4" calcext:value-type="string">
            <text:p>a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table:formula="of:=[$'BobbyFischer vs BorisSpassky 1992-7'.B10]" office:value-type="string" office:string-value="g4" calcext:value-type="string">
            <text:p>g4</text:p>
          </table:table-cell>
          <table:table-cell table:style-name="ce4" table:formula="of:=[$'BobbyFischer vs BorisSpassky 1992-7'.C10]" office:value-type="string" office:string-value="Nxd4" calcext:value-type="string">
            <text:p>Nxd4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[$'BobbyFischer vs BorisSpassky 1992-7'.B30]" office:value-type="string" office:string-value="b3" calcext:value-type="string">
            <text:p>b3</text:p>
          </table:table-cell>
          <table:table-cell table:style-name="ce4" table:formula="of:=[$'BobbyFischer vs BorisSpassky 1992-7'.C30]" office:value-type="string" office:string-value="axb3" calcext:value-type="string">
            <text:p>axb3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table:formula="of:=[$'BobbyFischer vs BorisSpassky 1992-7'.B11]" office:value-type="string" office:string-value="Bxd4" calcext:value-type="string">
            <text:p>Bxd4</text:p>
          </table:table-cell>
          <table:table-cell table:style-name="ce4" table:formula="of:=[$'BobbyFischer vs BorisSpassky 1992-7'.C11]" office:value-type="string" office:string-value="b5" calcext:value-type="string">
            <text:p>b5</text:p>
          </table:table-cell>
          <table:table-cell table:style-name="ce1" office:value-type="float" office:value="31" calcext:value-type="float">
            <text:p>31</text:p>
          </table:table-cell>
          <table:table-cell table:style-name="ce3" table:formula="of:=[$'BobbyFischer vs BorisSpassky 1992-7'.B31]" office:value-type="string" office:string-value="axb3" calcext:value-type="string">
            <text:p>axb3</text:p>
          </table:table-cell>
          <table:table-cell table:style-name="ce4" table:formula="of:=[$'BobbyFischer vs BorisSpassky 1992-7'.C31]" office:value-type="string" office:string-value="Rfd8" calcext:value-type="string">
            <text:p>Rfd8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table:formula="of:=[$'BobbyFischer vs BorisSpassky 1992-7'.B12]" office:value-type="string" office:string-value="g5" calcext:value-type="string">
            <text:p>g5</text:p>
          </table:table-cell>
          <table:table-cell table:style-name="ce4" table:formula="of:=[$'BobbyFischer vs BorisSpassky 1992-7'.C12]" office:value-type="string" office:string-value="Nd7" calcext:value-type="string">
            <text:p>Nd7</text:p>
          </table:table-cell>
          <table:table-cell table:style-name="ce1" office:value-type="float" office:value="32" calcext:value-type="float">
            <text:p>32</text:p>
          </table:table-cell>
          <table:table-cell table:style-name="ce3" table:formula="of:=[$'BobbyFischer vs BorisSpassky 1992-7'.B32]" office:value-type="string" office:string-value="Qg2" calcext:value-type="string">
            <text:p>Qg2</text:p>
          </table:table-cell>
          <table:table-cell table:style-name="ce4" table:formula="of:=[$'BobbyFischer vs BorisSpassky 1992-7'.C32]" office:value-type="string" office:string-value="Rf8" calcext:value-type="string">
            <text:p>Rf8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table:formula="of:=[$'BobbyFischer vs BorisSpassky 1992-7'.B13]" office:value-type="string" office:string-value="h4" calcext:value-type="string">
            <text:p>h4</text:p>
          </table:table-cell>
          <table:table-cell table:style-name="ce4" table:formula="of:=[$'BobbyFischer vs BorisSpassky 1992-7'.C13]" office:value-type="string" office:string-value="b4" calcext:value-type="string">
            <text:p>b4</text:p>
          </table:table-cell>
          <table:table-cell table:style-name="ce1" office:value-type="float" office:value="33" calcext:value-type="float">
            <text:p>33</text:p>
          </table:table-cell>
          <table:table-cell table:style-name="ce3" table:formula="of:=[$'BobbyFischer vs BorisSpassky 1992-7'.B33]" office:value-type="string" office:string-value="Rg8+" calcext:value-type="string">
            <text:p>Rg8+</text:p>
          </table:table-cell>
          <table:table-cell table:style-name="ce4" table:formula="of:=[$'BobbyFischer vs BorisSpassky 1992-7'.C33]" office:value-type="string" office:string-value="Kxh7" calcext:value-type="string">
            <text:p>Kxh7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table:formula="of:=[$'BobbyFischer vs BorisSpassky 1992-7'.B14]" office:value-type="string" office:string-value="Na4" calcext:value-type="string">
            <text:p>Na4</text:p>
          </table:table-cell>
          <table:table-cell table:style-name="ce4" table:formula="of:=[$'BobbyFischer vs BorisSpassky 1992-7'.C14]" office:value-type="string" office:string-value="Bb7" calcext:value-type="string">
            <text:p>Bb7</text:p>
          </table:table-cell>
          <table:table-cell table:style-name="ce1" office:value-type="float" office:value="34" calcext:value-type="float">
            <text:p>34</text:p>
          </table:table-cell>
          <table:table-cell table:style-name="ce3" table:formula="of:=[$'BobbyFischer vs BorisSpassky 1992-7'.B34]" office:value-type="string" office:string-value="Rg7+" calcext:value-type="string">
            <text:p>Rg7+</text:p>
          </table:table-cell>
          <table:table-cell table:style-name="ce4" table:formula="of:=[$'BobbyFischer vs BorisSpassky 1992-7'.C34]" office:value-type="string" office:string-value="Kh8" calcext:value-type="string">
            <text:p>Kh8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table:formula="of:=[$'BobbyFischer vs BorisSpassky 1992-7'.B15]" office:value-type="string" office:string-value="Nb6" calcext:value-type="string">
            <text:p>Nb6</text:p>
          </table:table-cell>
          <table:table-cell table:style-name="ce4" table:formula="of:=[$'BobbyFischer vs BorisSpassky 1992-7'.C15]" office:value-type="string" office:string-value="Rb8" calcext:value-type="string">
            <text:p>Rb8</text:p>
          </table:table-cell>
          <table:table-cell table:style-name="ce1" office:value-type="float" office:value="35" calcext:value-type="float">
            <text:p>35</text:p>
          </table:table-cell>
          <table:table-cell table:style-name="ce3" table:formula="of:=[$'BobbyFischer vs BorisSpassky 1992-7'.B35]" office:value-type="string" office:string-value="h7" calcext:value-type="string">
            <text:p>h7</text:p>
          </table:table-cell>
          <table:table-cell table:style-name="ce4" table:formula="of:=[$'BobbyFischer vs BorisSpassky 1992-7'.C35]" office:value-type="string" office:string-value="1-0" calcext:value-type="string">
            <text:p>1-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table:formula="of:=[$'BobbyFischer vs BorisSpassky 1992-7'.B16]" office:value-type="string" office:string-value="Nxd7" calcext:value-type="string">
            <text:p>Nxd7</text:p>
          </table:table-cell>
          <table:table-cell table:style-name="ce4" table:formula="of:=[$'BobbyFischer vs BorisSpassky 1992-7'.C16]" office:value-type="string" office:string-value="Qxd7" calcext:value-type="string">
            <text:p>Qxd7</text:p>
          </table:table-cell>
          <table:table-cell table:style-name="Default"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table:formula="of:=[$'BobbyFischer vs BorisSpassky 1992-7'.B17]" office:value-type="string" office:string-value="Kb1" calcext:value-type="string">
            <text:p>Kb1</text:p>
          </table:table-cell>
          <table:table-cell table:style-name="ce4" table:formula="of:=[$'BobbyFischer vs BorisSpassky 1992-7'.C17]" office:value-type="string" office:string-value="Qc7" calcext:value-type="string">
            <text:p>Qc7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table:formula="of:=[$'BobbyFischer vs BorisSpassky 1992-7'.B18]" office:value-type="string" office:string-value="Bd3" calcext:value-type="string">
            <text:p>Bd3</text:p>
          </table:table-cell>
          <table:table-cell table:style-name="ce4" table:formula="of:=[$'BobbyFischer vs BorisSpassky 1992-7'.C18]" office:value-type="string" office:string-value="Bc8" calcext:value-type="string">
            <text:p>Bc8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table:formula="of:=[$'BobbyFischer vs BorisSpassky 1992-7'.B19]" office:value-type="string" office:string-value="h5" calcext:value-type="string">
            <text:p>h5</text:p>
          </table:table-cell>
          <table:table-cell table:style-name="ce4" table:formula="of:=[$'BobbyFischer vs BorisSpassky 1992-7'.C19]" office:value-type="string" office:string-value="e5" calcext:value-type="string">
            <text:p>e5</text:p>
          </table:table-cell>
          <table:table-cell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table:formula="of:=[$'BobbyFischer vs BorisSpassky 1992-7'.B20]" office:value-type="string" office:string-value="Be3" calcext:value-type="string">
            <text:p>Be3</text:p>
          </table:table-cell>
          <table:table-cell table:style-name="ce4" table:formula="of:=[$'BobbyFischer vs BorisSpassky 1992-7'.C20]" office:value-type="string" office:string-value="Be6" calcext:value-type="string">
            <text:p>Be6</text:p>
          </table:table-cell>
          <table:table-cell table:number-columns-repeated="3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08:04:29.617925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3T08:06:35.968986290</dc:date>
    <meta:editing-duration>PT33M1S</meta:editing-duration>
    <meta:editing-cycles>9</meta:editing-cycles>
    <meta:generator>LibreOffice/6.2.4.2$MacOSX_X86_64 LibreOffice_project/2412653d852ce75f65fbfa83fb7e7b669a126d64</meta:generator>
    <meta:document-statistic meta:table-count="2" meta:cell-count="210" meta:object-count="0"/>
  </office:meta>
</office:document-meta>
</file>